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Bahnschrift" svg:font-family="Bahnschrif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Bahnschrift" officeooo:rsid="00074f3d" officeooo:paragraph-rsid="00074f3d"/>
    </style:style>
    <style:style style:name="P2" style:family="paragraph" style:parent-style-name="Standard">
      <style:paragraph-properties fo:margin-left="0cm" fo:margin-right="0cm" fo:margin-top="0.15cm" fo:margin-bottom="0.15cm" style:contextual-spacing="false" fo:line-height="100%" fo:text-indent="0.3cm" style:auto-text-indent="false"/>
      <style:text-properties style:font-name="Bahnschrift"/>
    </style:style>
    <style:style style:name="P3" style:family="paragraph" style:parent-style-name="Standard">
      <style:paragraph-properties fo:margin-left="0cm" fo:margin-right="0cm" fo:margin-top="0.15cm" fo:margin-bottom="0.15cm" style:contextual-spacing="false" fo:line-height="100%" fo:text-indent="0.3cm" style:auto-text-indent="false"/>
      <style:text-properties style:font-name="Bahnschrift" officeooo:rsid="000900df" officeooo:paragraph-rsid="000900df"/>
    </style:style>
    <style:style style:name="P4" style:family="paragraph" style:parent-style-name="Standard">
      <style:paragraph-properties fo:margin-left="0cm" fo:margin-right="0cm" fo:margin-top="0.15cm" fo:margin-bottom="0.15cm" style:contextual-spacing="false" fo:line-height="100%" fo:text-indent="0.3cm" style:auto-text-indent="false"/>
      <style:text-properties style:font-name="Bahnschrift" officeooo:rsid="000ac6cc" officeooo:paragraph-rsid="000ac6cc"/>
    </style:style>
    <style:style style:name="P5" style:family="paragraph" style:parent-style-name="Standard">
      <style:paragraph-properties fo:margin-left="0cm" fo:margin-right="0cm" fo:margin-top="0.15cm" fo:margin-bottom="0.15cm" style:contextual-spacing="false" fo:line-height="100%" fo:text-indent="0.3cm" style:auto-text-indent="false"/>
      <style:text-properties style:font-name="Bahnschrift" officeooo:rsid="000c2f1d" officeooo:paragraph-rsid="000c2f1d"/>
    </style:style>
    <style:style style:name="P6" style:family="paragraph" style:parent-style-name="Standard">
      <style:paragraph-properties fo:margin-left="0cm" fo:margin-right="0cm" fo:margin-top="0.15cm" fo:margin-bottom="0.15cm" style:contextual-spacing="false" fo:line-height="100%" fo:text-indent="0.3cm" style:auto-text-indent="false"/>
      <style:text-properties style:font-name="Bahnschrift" officeooo:rsid="000e5ba1" officeooo:paragraph-rsid="000c2f1d"/>
    </style:style>
    <style:style style:name="P7" style:family="paragraph" style:parent-style-name="Standard">
      <style:paragraph-properties fo:margin-left="0cm" fo:margin-right="0cm" fo:margin-top="0.15cm" fo:margin-bottom="0.15cm" style:contextual-spacing="false" fo:line-height="100%" fo:text-indent="0.3cm" style:auto-text-indent="false"/>
      <style:text-properties style:font-name="Bahnschrift" officeooo:rsid="000f67ac" officeooo:paragraph-rsid="000c2f1d"/>
    </style:style>
    <style:style style:name="P8" style:family="paragraph" style:parent-style-name="Standard">
      <style:paragraph-properties fo:margin-left="0cm" fo:margin-right="0cm" fo:margin-top="0.15cm" fo:margin-bottom="0.15cm" style:contextual-spacing="false" fo:line-height="100%" fo:text-indent="0.3cm" style:auto-text-indent="false"/>
      <style:text-properties style:font-name="Bahnschrift" officeooo:rsid="001042ef" officeooo:paragraph-rsid="000c2f1d"/>
    </style:style>
    <style:style style:name="P9" style:family="paragraph" style:parent-style-name="Standard">
      <style:paragraph-properties fo:margin-left="0cm" fo:margin-right="0cm" fo:margin-top="0.15cm" fo:margin-bottom="0.15cm" style:contextual-spacing="false" fo:line-height="100%" fo:text-indent="0.3cm" style:auto-text-indent="false"/>
      <style:text-properties style:font-name="Bahnschrift" officeooo:rsid="00115900" officeooo:paragraph-rsid="00115900"/>
    </style:style>
    <style:style style:name="P10" style:family="paragraph" style:parent-style-name="Standard">
      <style:paragraph-properties fo:margin-left="0cm" fo:margin-right="0cm" fo:margin-top="0.15cm" fo:margin-bottom="0.15cm" style:contextual-spacing="false" fo:line-height="100%" fo:text-indent="0.3cm" style:auto-text-indent="false"/>
      <style:text-properties style:font-name="Bahnschrift" officeooo:rsid="00118c28" officeooo:paragraph-rsid="00115900"/>
    </style:style>
    <style:style style:name="P11" style:family="paragraph" style:parent-style-name="Standard">
      <style:paragraph-properties fo:margin-left="0cm" fo:margin-right="0cm" fo:margin-top="0.15cm" fo:margin-bottom="0.15cm" style:contextual-spacing="false" fo:line-height="100%" fo:text-indent="0.3cm" style:auto-text-indent="false"/>
      <style:text-properties officeooo:paragraph-rsid="000c2f1d"/>
    </style:style>
    <style:style style:name="P12" style:family="paragraph" style:parent-style-name="Standard">
      <style:paragraph-properties fo:margin-left="0cm" fo:margin-right="0cm" fo:margin-top="0.15cm" fo:margin-bottom="0.15cm" style:contextual-spacing="false" fo:line-height="100%" fo:text-indent="0.3cm" style:auto-text-indent="false"/>
      <style:text-properties officeooo:paragraph-rsid="00115900"/>
    </style:style>
    <style:style style:name="P13" style:family="paragraph" style:parent-style-name="Standard">
      <style:paragraph-properties fo:margin-left="0cm" fo:margin-right="0cm" fo:margin-top="0.15cm" fo:margin-bottom="0.15cm" style:contextual-spacing="false" fo:line-height="100%" fo:text-indent="0.3cm" style:auto-text-indent="false"/>
      <style:text-properties style:text-line-through-style="none" style:text-line-through-type="none" officeooo:rsid="00118c28" officeooo:paragraph-rsid="00118c28"/>
    </style:style>
    <style:style style:name="P14" style:family="paragraph" style:parent-style-name="Standard">
      <style:paragraph-properties fo:margin-left="0cm" fo:margin-right="0cm" fo:margin-top="0.15cm" fo:margin-bottom="0.15cm" style:contextual-spacing="false" fo:line-height="100%" fo:text-indent="0.3cm" style:auto-text-indent="false"/>
      <style:text-properties style:text-line-through-style="none" style:text-line-through-type="none" style:font-name="Bahnschrift" officeooo:rsid="00118c28" officeooo:paragraph-rsid="00118c28"/>
    </style:style>
    <style:style style:name="P15" style:family="paragraph" style:parent-style-name="Standard">
      <style:paragraph-properties fo:margin-left="0cm" fo:margin-right="0cm" fo:margin-top="0.15cm" fo:margin-bottom="0.15cm" style:contextual-spacing="false" fo:line-height="100%" fo:text-indent="0.3cm" style:auto-text-indent="false"/>
      <style:text-properties style:text-line-through-style="none" style:text-line-through-type="none" style:font-name="Bahnschrift" officeooo:rsid="0012e5d7" officeooo:paragraph-rsid="00118c28"/>
    </style:style>
    <style:style style:name="P16" style:family="paragraph" style:parent-style-name="Standard">
      <style:paragraph-properties fo:margin-left="0cm" fo:margin-right="0cm" fo:margin-top="0.15cm" fo:margin-bottom="0.15cm" style:contextual-spacing="false" fo:line-height="100%" fo:text-indent="0.3cm" style:auto-text-indent="false"/>
      <style:text-properties style:text-line-through-style="none" style:text-line-through-type="none" style:font-name="Bahnschrift" officeooo:rsid="0012e5d7" officeooo:paragraph-rsid="0014cd97"/>
    </style:style>
    <style:style style:name="T1" style:family="text">
      <style:text-properties officeooo:rsid="00074f3d"/>
    </style:style>
    <style:style style:name="T2" style:family="text">
      <style:text-properties officeooo:rsid="000793ea"/>
    </style:style>
    <style:style style:name="T3" style:family="text">
      <style:text-properties officeooo:rsid="000c2f1d"/>
    </style:style>
    <style:style style:name="T4" style:family="text">
      <style:text-properties officeooo:rsid="000e5ba1"/>
    </style:style>
    <style:style style:name="T5" style:family="text">
      <style:text-properties style:font-name="Bahnschrift"/>
    </style:style>
    <style:style style:name="T6" style:family="text">
      <style:text-properties style:font-name="Bahnschrift" officeooo:rsid="000c2f1d"/>
    </style:style>
    <style:style style:name="T7" style:family="text">
      <style:text-properties style:font-name="Bahnschrift" officeooo:rsid="000e5ba1"/>
    </style:style>
    <style:style style:name="T8" style:family="text">
      <style:text-properties style:font-name="Bahnschrift" officeooo:rsid="000f67ac"/>
    </style:style>
    <style:style style:name="T9" style:family="text">
      <style:text-properties style:font-name="Bahnschrift" officeooo:rsid="001042ef"/>
    </style:style>
    <style:style style:name="T10" style:family="text">
      <style:text-properties style:font-name="Bahnschrift" officeooo:rsid="00115900"/>
    </style:style>
    <style:style style:name="T11" style:family="text">
      <style:text-properties style:font-name="Bahnschrift" officeooo:rsid="00118c28"/>
    </style:style>
    <style:style style:name="T12" style:family="text">
      <style:text-properties style:font-name="Bahnschrift" officeooo:rsid="0012e5d7"/>
    </style:style>
    <style:style style:name="T13" style:family="text">
      <style:text-properties officeooo:rsid="0012e7b3"/>
    </style:style>
    <style:style style:name="T14" style:family="text">
      <style:text-properties officeooo:rsid="0014cd97"/>
    </style:style>
    <style:style style:name="T15" style:family="text">
      <style:text-properties officeooo:rsid="0016b76c"/>
    </style:style>
    <style:style style:name="T16" style:family="text">
      <style:text-properties officeooo:rsid="00185bb2"/>
    </style:style>
    <style:style style:name="T17" style:family="text">
      <style:text-properties officeooo:rsid="00194533"/>
    </style:style>
    <style:style style:name="T18" style:family="text">
      <style:text-properties officeooo:rsid="001a0a6f"/>
    </style:style>
    <style:style style:name="T19" style:family="text">
      <style:text-properties officeooo:rsid="001be731"/>
    </style:style>
    <style:style style:name="T20" style:family="text">
      <style:text-properties officeooo:rsid="001c37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En qué lenguaje se escriben la mayoría de las páginas web?</text:p>
      <text:p text:style-name="P2">- <text:span text:style-name="T1">HTML</text:span></text:p>
      <text:p text:style-name="P2">2. ¿Quién define las normas del lenguaje HTML?</text:p>
      <text:p text:style-name="P2">- <text:span text:style-name="T1">El organismo W3C (World Wide Web Consortium)</text:span></text:p>
      <text:p text:style-name="P2">3. ¿Quién es considerado el padre del HTML?</text:p>
      <text:p text:style-name="P2">-Tim Berners-Lee</text:p>
      <text:p text:style-name="P2">4. ¿Cuando se publicó el primer documento formal con la descripción de HTML?</text:p>
      <text:p text:style-name="P2">- <text:span text:style-name="T1">1991</text:span></text:p>
      <text:p text:style-name="P2">5. ¿Cual es la última especificación oficial de HTML? ¿Cuándo se publicó?</text:p>
      <text:p text:style-name="P2">- <text:span text:style-name="T1">HTML 4.01 el 24 de diciembre de 1999</text:span></text:p>
      <text:p text:style-name="P2">6. ¿Cuándo se publicó el primer borrador oficial de HTML5? ¿Cuál es la última versión?</text:p>
      <text:p text:style-name="P2">- <text:span text:style-name="T1">2008, última versión 5.2</text:span></text:p>
      <text:p text:style-name="P2">7. XHTML 1.0 a) ¿es una adaptación de HTML 4.01 al lenguaje XML? b) ¿mantiene casi todas sus etiquetas y características? c) ¿añade algunas restricciones y elementos propios de XML?</text:p>
      <text:p text:style-name="P2">- <text:span text:style-name="T1">Sí</text:span></text:p>
      <text:p text:style-name="P2">- <text:span text:style-name="T1">Sí</text:span></text:p>
      <text:p text:style-name="P2">- <text:span text:style-name="T1">Sí, buscando que la información y la forma de representarla estén claramente separadas.</text:span></text:p>
      <text:p text:style-name="P2">-8. El lenguaje XHTML… a) ¿es muy similar al lenguaje HTML? b) ¿es una adaptación de HTML al lenguaje XML?</text:p>
      <text:p text:style-name="P2">- <text:span text:style-name="T1">Sí</text:span></text:p>
      <text:p text:style-name="P2">- <text:span text:style-name="T1">Sí</text:span></text:p>
      <text:p text:style-name="P2">9. ¿Cuál es el mecanismo que permite separar los contenidos definidos mediante XHTML y el aspecto que deben presentar esos contenidos?</text:p>
      <text:p text:style-name="P2">- <text:span text:style-name="T1">CSS</text:span></text:p>
      <text:p text:style-name="P2">10. ¿Cómo se denomina al proceso de transformación de caracteres en secuencias de números?</text:p>
      <text:p text:style-name="P2">- <text:span text:style-name="T1">Codificación</text:span></text:p>
      <text:p text:style-name="P2">11. ¿ Cual es una de las codificaciones más conocidas (y una de las primeras que se publicaron)?</text:p>
      <text:p text:style-name="P2">- <text:span text:style-name="T2">Unicode o UTF-8</text:span></text:p>
      <text:p text:style-name="P2"><text:soft-page-break/>12. ¿Cómo se denominan cada una de las palabras que se emplean para marcar el inicio y el final de una sección?</text:p>
      <text:p text:style-name="P2">- <text:span text:style-name="T2">Etiquetas</text:span></text:p>
      <text:p text:style-name="P2">13. ¿Cuál es la principal ventaja de los lenguajes de etiquetas?</text:p>
      <text:p text:style-name="P2">- Permite describir hipertexto, tiene un despliegue rápido, lo reconoce y admite cualquier tipo de explorador y permite archivos pequeños.</text:p>
      <text:p text:style-name="P2">14. ¿Cuál es la principal desventaja de los lenguajes de etiquetas?</text:p>
      <text:p text:style-name="P2">- El diseño es más lento, tiene un lenguaje estático y las etiquetas son limitadas.</text:p>
      <text:p text:style-name="P2">15. ¿En qué dos partes se dividen las páginas HTML?</text:p>
      <text:p text:style-name="P3">-Cabecera y cuerpo</text:p>
      <text:p text:style-name="P3">16. ¿Qué información incluye la cabecera?</text:p>
      <text:p text:style-name="P3">-Metadatos</text:p>
      <text:p text:style-name="P3">17. ¿Qué información incluye el cuerpo?</text:p>
      <text:p text:style-name="P3">- El contenido de la página</text:p>
      <text:p text:style-name="P3">18. ¿Para que el código HTML funcione correctamente, ¿es imprescindible utilizar un editor de texto sin formato o con formato? Indica dos para linux y dos para windows</text:p>
      <text:p text:style-name="P4">- Con formato</text:p>
      <text:p text:style-name="P4">- Windows: Notepad++ y VisualStudio</text:p>
      <text:p text:style-name="P4">Linux: Gedit y VIM</text:p>
      <text:p text:style-name="P4">19. ¿Cuáles son las tres etiquetas principales de un documento HTML?</text:p>
      <text:p text:style-name="P4">- <text:s/>&lt;html&gt; &lt;/html&gt;, &lt;head&gt; &lt;/head&gt; y &lt;body&gt; &lt;/body&gt;</text:p>
      <text:p text:style-name="P4">20. ¿Qué etiqueta se emplea para incluir un enlace en una página?</text:p>
      <text:p text:style-name="P4">- &lt;a&gt; &lt;/a&gt;</text:p>
      <text:p text:style-name="P4">21. ¿Cuáles son los cuatro atributos básicos?</text:p>
      <text:p text:style-name="P4">Id, lang, style y class</text:p>
      <text:p text:style-name="P4">22. Los atributos de eventos…. ¿sólo se utilizan en las páginas web que incluyen código JavaScript para realizar acciones dinámicas sobre los elementos de la página?</text:p>
      <text:p text:style-name="P4">- Sí</text:p>
      <text:p text:style-name="P4">23. ¿Qué atributo permite establecer una tecla para acceder de forma rápida a cualquier elemento?</text:p>
      <text:p text:style-name="P4">- accessskey</text:p>
      <text:p text:style-name="P4"/>
      <text:p text:style-name="P4"><text:soft-page-break/>24. ¿Por qué está formado un elemento HTML?</text:p>
      <text:p text:style-name="P4">- <text:span text:style-name="T3">Elemento, atributos y texto</text:span></text:p>
      <text:p text:style-name="P4">25. ¿En qué dos grupos clasifica el lenguaje HTML a todos los elementos?</text:p>
      <text:p text:style-name="P4">- <text:span text:style-name="T3">Elementos en línea y elementos en bloque</text:span></text:p>
      <text:p text:style-name="P4">26. ¿Qué elementos siempre empiezan en una nueva línea y ocupan todo el espacio disponible hasta el final de la línea, aunque sus contenidos no lleguen hasta el final de la línea?<text:span text:style-name="T3">ç</text:span></text:p>
      <text:p text:style-name="P4">- <text:span text:style-name="T3">Elementos de bloque</text:span></text:p>
      <text:p text:style-name="P4">27. ¿Qué elementos sólo ocupan el espacio necesario para mostrar sus contenidos?</text:p>
      <text:p text:style-name="P4">- <text:span text:style-name="T3">Elementos en línea</text:span></text:p>
      <text:p text:style-name="P4">28. En el siguiente código de ejemplo</text:p>
      <text:p text:style-name="P4"/>
      <text:p text:style-name="P4">&lt;html&gt;</text:p>
      <text:p text:style-name="P4"><text:tab/>&lt;head&gt;</text:p>
      <text:p text:style-name="P4"><text:s text:c="2"/><text:tab/><text:tab/>&lt;title&gt;Exemplo de elementos en líña e de bloque&lt;/title&gt;</text:p>
      <text:p text:style-name="P4"><text:tab/>&lt;/head&gt;</text:p>
      <text:p text:style-name="P4"/>
      <text:p text:style-name="P4"><text:tab/>&lt;body&gt;</text:p>
      <text:p text:style-name="P4"><text:tab/><text:tab/>&lt;p&gt;Os párrafos son ...&lt;/p&gt;</text:p>
      <text:p text:style-name="P4"><text:tab/>&lt;a href="http://www.google.com"&gt;Os enlaces son ...&lt;/a&gt;</text:p>
      <text:p text:style-name="P4"><text:tab/>&lt;p&gt;Dentro dun párrafo, &lt;a href="http://www.google.com"&gt;os <text:tab/>enlaces&lt;/a&gt;</text:p>
      <text:p text:style-name="P4"><text:tab/>seguen siendo elementos en ....&lt;/p&gt;</text:p>
      <text:p text:style-name="P4"><text:tab/>&lt;/body&gt;</text:p>
      <text:p text:style-name="P4">&lt;/html&gt;</text:p>
      <text:p text:style-name="P4">¿Cuáles son elementos en linea y en bloque?</text:p>
      <text:p text:style-name="P4">- <text:span text:style-name="T3">Bloque: &lt;p&gt;</text:span></text:p>
      <text:p text:style-name="P5">Línea: &lt;a&gt;</text:p>
      <text:p text:style-name="P5">29. ¿Cuáles son las cinco restricciones básicas que introduce XHTML respecto a HTML en la sintaxis de sus etiquetas?</text:p>
      <text:p text:style-name="P5">- Las etiquetas se tienen que cerrar de acuerdo a como se abren</text:p>
      <text:p text:style-name="P5">- Los nombres de las etiquetas y atributos siempre se escriben en minúsculas</text:p>
      <text:p text:style-name="P5"><text:soft-page-break/>- El valor de los atributos siempre se encierra con comillas</text:p>
      <text:p text:style-name="P5">- Los atributos no se pueden comprimir</text:p>
      <text:p text:style-name="P5">- Todas las etiquetas deben cerrarse siempre</text:p>
      <text:p text:style-name="P5">30. ¿Entre qué etiquetas debe encerrarse el código JavaScript? ¿Por qué?</text:p>
      <text:p text:style-name="P5">- &lt;<text:span text:style-name="T4">script&gt; para evitar que el navegador interprete de forma errónea caracteres</text:span></text:p>
      <text:p text:style-name="P5">31. ¿Cuál es la forma más sencilla de estructurar un texto?</text:p>
      <text:p text:style-name="P11"><text:span text:style-name="T6">- </text:span><text:span text:style-name="T7">Separarlo en párrafos</text:span></text:p>
      <text:p text:style-name="P6">32. ¿HTML permite crear secciones de hata cuentos niveles de importancia? ¿Cuál es el nivel más importante y cuál el menos?</text:p>
      <text:p text:style-name="P6">- 6</text:p>
      <text:p text:style-name="P6">- 1 más importante, 6 menos importante</text:p>
      <text:p text:style-name="P6">33. ¿Los navegadores asignan de forma automáticamente el tamaño del título de cada sección en función de su importancia?</text:p>
      <text:p text:style-name="P6">- Sí</text:p>
      <text:p text:style-name="P6">34. ¿El aspecto que los navegadores aplican por defecto a los títulos de sección se puede modificar?</text:p>
      <text:p text:style-name="P6">-Sí</text:p>
      <text:p text:style-name="P6">35. ¿Cual etiqueta marca un texto indicando que su importancia es mayor que la del resto del texto?</text:p>
      <text:p text:style-name="P6">- &lt;em&gt;</text:p>
      <text:p text:style-name="P6">36. ¿Cual etiqueta indica que un determinado texto es de la mayor importancia dentro de la página?</text:p>
      <text:p text:style-name="P6">- &lt;strong&gt;</text:p>
      <text:p text:style-name="P6">37. ¿Como muestran por defecto los navegadores los elementos &lt;em&gt;? ¿y los &lt;strong&gt;?</text:p>
      <text:p text:style-name="P11"><text:span text:style-name="T7">- </text:span><text:span text:style-name="T8">Con una tipografía diferente</text:span></text:p>
      <text:p text:style-name="P7">- En negrita</text:p>
      <text:p text:style-name="P7">38. Por defecto, el texto eliminado se muestra tachado de forma que el usuario pueda identificarlo fácilmente como un texto que formaba parte del texto original y que ya no tiene validez. ¿Con qué etiqueta se hace esto?</text:p>
      <text:p text:style-name="P7">- &lt;del&gt;</text:p>
      <text:p text:style-name="P7">39. ¿Qué etiqueta marca las abreviaturas de un texto?</text:p>
      <text:p text:style-name="P7">- &lt;abbr&gt;</text:p>
      <text:p text:style-name="P7"><text:soft-page-break/>40. ¿Qué etiqueta se emplea para marcar las siglas o acrónimos del texto?</text:p>
      <text:p text:style-name="P7">- &lt;acronym&gt;</text:p>
      <text:p text:style-name="P7">41. ¿Qué etiqueta permite incluir la definición de una palabra extraña o cuyo uso está restringido a un entorno muy determinado?</text:p>
      <text:p text:style-name="P7">- &lt;dfn&gt;</text:p>
      <text:p text:style-name="P7">42. ¿Qué etiqueta se puede utilizar para marcar un texto como una citación?</text:p>
      <text:p text:style-name="P7">- &lt;cite&gt;</text:p>
      <text:p text:style-name="P7">43. ¿Qué etiqueta incluye el estándar HTML/XHTML para marcar cualquier elemento que no se puede marcar con las otras etiquetas definidas?</text:p>
      <text:p text:style-name="P7">-</text:p>
      <text:p text:style-name="P7">44. La etiqueta se visualiza por defecto con el mismo aspecto que el texto normal. Por tanto es habitual utilizar esta etiqueta junto con los atributos id y class para modificar posteriormente su aspecto con CSS. ¿Verdadero o falso?</text:p>
      <text:p text:style-name="P11"><text:span text:style-name="T8">- </text:span><text:span text:style-name="T9">Verdadero</text:span></text:p>
      <text:p text:style-name="P8">45. ¿Qué etiqueta se utiliza para incluir una nueva línea en un punto y forzar a que el texto que sigue se muestre en la línea inferior?</text:p>
      <text:p text:style-name="P8">- &lt;br&gt;</text:p>
      <text:p text:style-name="P8">46. ¿Cuál es la particularidad de la etiqueta?</text:p>
      <text:p text:style-name="P8">-</text:p>
      <text:p text:style-name="P8">57. ¿Por qué texto se debe sustituir cada nuevo espacio en blanco por el texto para incluir espacios en blanco adicionales?</text:p>
      <text:p text:style-name="P8">- &amp;nbdp</text:p>
      <text:p text:style-name="P8">58. Quieres mostrar en una página web un texto que no se puede modificar. ¿Qué etiqueta utilizarías?</text:p>
      <text:p text:style-name="P8">- &lt;input readonly&gt;</text:p>
      <text:p text:style-name="P8">59. Quieres mostrar en una página web código fuente de una aplicación. ¿Qué etiqueta utilizarías?</text:p>
      <text:p text:style-name="P8">-</text:p>
      <text:p text:style-name="P8">60. Los caracteres que utiliza HTML para definir sus etiquetas (&lt;, &gt; y ") no se pueden utilizar libremente. ¿Qué entidades equivalentes podrías utilizar?</text:p>
      <text:p text:style-name="P8">- &amp;lt;</text:p>
      <text:p text:style-name="P8">- &amp;gt;</text:p>
      <text:p text:style-name="P8">- &amp;quot;</text:p>
      <text:p text:style-name="P8"><text:soft-page-break/>61. ¿Con qué entidad podemos reemplazar la ñ? ¿Y la letra á acentuada? ¿Y el €?</text:p>
      <text:p text:style-name="P8">- á &amp;aacute;</text:p>
      <text:p text:style-name="P11"><text:span text:style-name="T9">- </text:span><text:span text:style-name="T10">ñ &amp;ntilde;</text:span></text:p>
      <text:p text:style-name="P12"><text:span text:style-name="T10">- </text:span><text:span text:style-name="T9">€ </text:span><text:span text:style-name="T10">&amp;euro;</text:span></text:p>
      <text:p text:style-name="P9">62. Si se considera la siguiente URL: http://www.librosweb.es/xhtml/capitulo4.html</text:p>
      <text:p text:style-name="P9">¿Qué partes componen la URL anterior?</text:p>
      <text:p text:style-name="P9">- protocolo:http://, servidor:www.liborsweb.es y ruta:/xhtml/capitulo4.html</text:p>
      <text:p text:style-name="P9">63. Si se considera la siguiente URL: http://www.alistapart.com/comments/webstandards2008?page=5#42</text:p>
      <text:p text:style-name="P9">¿Qué partes componen la URL anterior?</text:p>
      <text:p text:style-name="P12"><text:span text:style-name="T10">- protocolo: http://, servidor: </text:span><text:a xlink:type="simple" xlink:href="http://www.alistapart.com/" text:style-name="Internet_20_link" text:visited-style-name="Visited_20_Internet_20_Link"><text:span text:style-name="T10">www.alistapart.com</text:span></text:a><text:span text:style-name="T10"> ruta:comments/webstandards2008?page=5#42</text:span></text:p>
      <text:p text:style-name="P9">64. ¿Qué URL incluyen todas las partes de la URL (protocolo, servidor y ruta) por lo que no se necesita más información para obtener el recurso enlazado?</text:p>
      <text:p text:style-name="P9">- URL absoluta</text:p>
      <text:p text:style-name="P9">65. ¿Qué URL prescinden de algunas partes de las URL para hacerlas más breves?</text:p>
      <text:p text:style-name="P9">- URL relativas</text:p>
      <text:p text:style-name="P9">66. http://www.ejemplo.com/ruta1/ruta2/pagina2.html es una ruta…</text:p>
      <text:p text:style-name="P9">- Absoluta</text:p>
      <text:p text:style-name="P9">67. /ruta1/ruta2/pagina2.htm es una ruta…</text:p>
      <text:p text:style-name="P9">- Relativa</text:p>
      <text:p text:style-name="P9">68.¿Mediante qué etiqueta se crean los enlaces en HTML?</text:p>
      <text:p text:style-name="P9">- &lt;a&gt;</text:p>
      <text:p text:style-name="P9">69. ¿Cuál es el atributo más importante de la etiqueta &lt;a&gt; que se utiliza para indicar la URL a la que apunta el enlace.?</text:p>
      <text:p text:style-name="P9">- href</text:p>
      <text:p text:style-name="P9">70. ¿Qué atributo de la etiqueta &lt;a&gt; permite definir enlaces dentro de una misma página web?</text:p>
      <text:p text:style-name="P12"><text:span text:style-name="T10">- &lt;</text:span><text:span text:style-name="T11">link&gt;</text:span></text:p>
      <text:p text:style-name="P10">71. ¿Qué atributo de la etiqueta &lt;a&gt; permite indicar al navegador el idioma del recurso que se enlaza? ¿Cuál es el codigo de idioma del español de España?</text:p>
      <text:p text:style-name="P10">- hreflang</text:p>
      <text:p text:style-name="P10"><text:soft-page-break/>72. ¿Qué atributo de la etiqueta &lt;a&gt; permite "avisar" al navegador sobre el tipo de contenido que se enlaza (imágenes, archivos, etc.) para que pueda preparase en caso de que no entienda ese contenido? Indica dos de sus tipos de contenido más habituales</text:p>
      <text:p text:style-name="P10">- type</text:p>
      <text:p text:style-name="P10">73. ¿Qué atributo de la etiqueta &lt;a&gt; permite indicar la relación que la página actual tiene con la página a la que se enlaza? ¿Cuál la relación que tiene la página enlazada con la página actual ?</text:p>
      <text:p text:style-name="P10">- rel</text:p>
      <text:p text:style-name="P10">74. ¿Cuales son dos de las codificaciones más utlizadas?</text:p>
      <text:p text:style-name="P14">- UTF-8</text:p>
      <text:p text:style-name="P14">75. ¿Qué dos etiquetas define HTML para enlazar recursos que se deben cargar automáticamente? ¿Qué hace el navegador cuando encuentra alguna de estas dos etiquetas?</text:p>
      <text:p text:style-name="P14">-</text:p>
      <text:p text:style-name="P14">76. ¿cuál es el uso más habitual de &lt;script&gt;? Pon un ejemplo.</text:p>
      <text:p text:style-name="P14">- Contener y avisar que el contenido de la etiqueta es código ejecutable</text:p>
      <text:p text:style-name="P14">77. ¿La etiqueta &lt;script&gt; también permite incluir en la página web un bloque de código JavaScript? ¿Dónde se debe insertar el código JavaScript cuando se incluye en la propia página XHTML? Pon un ejemplo:</text:p>
      <text:p text:style-name="P14">-</text:p>
      <text:p text:style-name="P14">78. ¿Para qué son necesarios los caracteres // al comienzo y al final de la sección CDATA?</text:p>
      <text:p text:style-name="P14">-</text:p>
      <text:p text:style-name="P14">79. ¿Dónde se incluye normalmente la etiqueta &lt;script&gt;?</text:p>
      <text:p text:style-name="P14">-<text:span text:style-name="T13">En las zonas donde haya codigo ejecutable.</text:span></text:p>
      <text:p text:style-name="P14">80. ¿Donde es obligatorio que se encuentre la etiqueta &lt;link&gt;?</text:p>
      <text:p text:style-name="P14">-<text:span text:style-name="T13">En el &lt;head&gt;</text:span></text:p>
      <text:p text:style-name="P14">81. ¿Cuál es el uso habitual de la etiqueta &lt;link&gt;?</text:p>
      <text:p text:style-name="P14">- <text:span text:style-name="T13">Enlazar el documento </text:span><text:span text:style-name="T14">con un recurso externo</text:span></text:p>
      <text:p text:style-name="P14">82. Según este código de ejemplo:</text:p>
      <text:p text:style-name="P14"><text:s/>&lt;a href="/"&gt;Inicio&lt;/a&gt;</text:p>
      <text:p text:style-name="P14">¿A donde se avanza al pulsar el enlace anterior desde cualquier página web?</text:p>
      <text:p text:style-name="P13"><text:span text:style-name="T5">- </text:span><text:span text:style-name="T12">Al directoria raiz</text:span></text:p>
      <text:p text:style-name="P15"><text:soft-page-break/>83. Según este código de ejemplo:</text:p>
      <text:p text:style-name="P15">&lt;a href="mailto:nombre@direccion.com" title="Dirección de email para solicitar más información"&gt;</text:p>
      <text:p text:style-name="P15">Solicita más información</text:p>
      <text:p text:style-name="P15">&lt;/a&gt;</text:p>
      <text:p text:style-name="P15">¿A donde se avanza al pulsar el enlace anterior?</text:p>
      <text:p text:style-name="P15">- A una aplicación de correo <text:span text:style-name="T14">ç</text:span></text:p>
      <text:p text:style-name="P15">84. ¿A dónde parece enlazar este código? &lt;a href="ftp://ftp.ejemplo.com/ruta/archivo.zip" title="Archivo comprimido de los contenidos"&gt; Descarga un ZIP con todos los contenidos &lt;/a&gt;</text:p>
      <text:p text:style-name="P15">- <text:span text:style-name="T14">A un servidor ftp</text:span></text:p>
      <text:p text:style-name="P15">85. ¿Qué permite este código?</text:p>
      <text:p text:style-name="P15">&lt;link rel="stylesheet" type="text/css" href="/css/comun.css" /&gt;</text:p>
      <text:p text:style-name="P15">&lt;link rel="stylesheet" type="text/css" href="/css/secciones.css" /&gt;</text:p>
      <text:p text:style-name="P15">- <text:span text:style-name="T14">El uso de CSS</text:span></text:p>
      <text:p text:style-name="P16">86. ¿Qué es el favicon? ¿Dónde se puede mostrar en los navegadores?</text:p>
      <text:p text:style-name="P16">- El favicon o icono para favoritos es el pequeño icono que muestran las páginas en varias partes del navegador. Dependiendo del navegador que se utilice, este icono se muestra en la barra de direcciones, en la barra de título del navegador y/o en el menú de favoritos/marcadores.</text:p>
      <text:p text:style-name="P16">87 ¿Qué permite este código?</text:p>
      <text:p text:style-name="P16">&lt;link rel="shortcut icon" href="/favicon.ico" type="image/ico" /&gt;</text:p>
      <text:p text:style-name="P16">- <text:span text:style-name="T14">Enlazar un atajo al favicon</text:span></text:p>
      <text:p text:style-name="P16">88. ¿Qué permite este código?</text:p>
      <text:p text:style-name="P16">&lt;link rel="alternate" type="application/rss+xml" title="Resumen de todos los artículos del blog" href="/feed.xml" /&gt;</text:p>
      <text:p text:style-name="P16">- <text:span text:style-name="T15">Enlazar un resumen con el contenido de la hoja</text:span></text:p>
      <text:p text:style-name="P16">89. ¿Cuantos y cuáles son los diferentes tipos de listas para agrupar elementos en el lenguaje HTML?</text:p>
      <text:p text:style-name="P16">- <text:span text:style-name="T16">Listas ordenadas</text:span></text:p>
      <text:p text:style-name="P16">- <text:span text:style-name="T16">Listas desordenadas</text:span></text:p>
      <text:p text:style-name="P16">- <text:span text:style-name="T16">Listas anidadas: </text:span></text:p>
      <text:p text:style-name="P16">- <text:span text:style-name="T16">Listas de definiciones:</text:span></text:p>
      <text:p text:style-name="P16"><text:soft-page-break/>90. ¿Cuáles son las listas más sencillas y que más se utilizan?</text:p>
      <text:p text:style-name="P16">- <text:span text:style-name="T16">Lista ordenada y lista desordenada</text:span></text:p>
      <text:p text:style-name="P16">91. ¿Qué lista es un conjunto de elementos relacionados entre sí pero para los que no se indica un orden o secuencia determinado</text:p>
      <text:p text:style-name="P16">- <text:span text:style-name="T16">Lista desordenada</text:span></text:p>
      <text:p text:style-name="P16">92. En las listas no ordenadas, ¿qué etiqueta encierra todos los elementos de la lista? ¿qué etiqueta cada uno de sus elementos?</text:p>
      <text:p text:style-name="P16">- &lt;<text:span text:style-name="T16">ul&gt;</text:span></text:p>
      <text:p text:style-name="P16">- &lt;<text:span text:style-name="T16">li&gt;</text:span></text:p>
      <text:p text:style-name="P16">93. ¿Cómo muestra por defecto los navegadores los elementos de la lista no ordenada? ¿Se puede modificar?</text:p>
      <text:p text:style-name="P16">- <text:span text:style-name="T16">Con un punto negro</text:span></text:p>
      <text:p text:style-name="P16">- <text:span text:style-name="T16">Si se pueden modificar con el atributo “type”</text:span></text:p>
      <text:p text:style-name="P16">94. ¿En qué tres cosas se diferencian las listas ordenadas a las no ordenadas?</text:p>
      <text:p text:style-name="P16">- </text:p>
      <text:p text:style-name="P16">95. ¿Para qué listas poco utilizadas su funcionamiento es similar al de un diccionario, ya que cada elemento de la lista está formado por términos y definiciones?</text:p>
      <text:p text:style-name="P16">- <text:span text:style-name="T17">Lista de Definiciones</text:span></text:p>
      <text:p text:style-name="P16">96. En las listas de definición, ¿qué etiqueta crea la lista de definición? ¿cuál define el término? ¿cuál la descripción del término?</text:p>
      <text:p text:style-name="P16">- &lt;<text:span text:style-name="T17">dl&gt;</text:span></text:p>
      <text:p text:style-name="P16">- &lt;<text:span text:style-name="T17">dt&gt;</text:span></text:p>
      <text:p text:style-name="P16">- &lt;<text:span text:style-name="T17">dd&gt;</text:span></text:p>
      <text:p text:style-name="P16">97. ¿Qué dos tipos se deben distinguir dentro de las imágenes que se pueden incluir en una página HTML?</text:p>
      <text:p text:style-name="P16">- <text:span text:style-name="T17">Imagenes de contenido e imagenes de adorno</text:span></text:p>
      <text:p text:style-name="P16">98. ¿Qué son y cómo se deberían mostrar ambas?</text:p>
      <text:p text:style-name="P16">- <text:span text:style-name="T17">Las imagenes de contenido complementan el contenido textual proporcionando información y las imagenes de adorno se utilizan en listas, fondos de página, etc.</text:span></text:p>
      <text:p text:style-name="P16">- <text:span text:style-name="T17">Las imagenes de contenido se deben usar con la etiqueta &lt;img&gt; y las de adorno deberian utilizarse en hojas de estilos</text:span></text:p>
      <text:p text:style-name="P16">99. ¿Qué atributo de la etiqueta &lt;img&gt; es similar al atributo href de los enlaces?</text:p>
      <text:p text:style-name="P16">- <text:span text:style-name="T18">src</text:span></text:p>
      <text:p text:style-name="P16"><text:soft-page-break/>100. ¿Qué atributo es muy importante por cuestiones de accesibilidad ya que es útil para las personas y dispositivos discapacitados que no pueden acceder a las imágenes?</text:p>
      <text:p text:style-name="P16">- longdesc = "url"</text:p>
      <text:p text:style-name="P16">101. ¿La etiqueta &lt;img&gt; tiene etiqueta de cierre? ¿cómo debemos utilizarla para que la página XHTML sea válida?</text:p>
      <text:p text:style-name="P16">- <text:span text:style-name="T18">no</text:span></text:p>
      <text:p text:style-name="P16">- <text:span text:style-name="T18">poner /&gt; al final</text:span></text:p>
      <text:p text:style-name="P16">102. ¿Cuáles son los tres formatos gráficos más habituales que entienden todos los navegadores modernos?</text:p>
      <text:p text:style-name="P16">- <text:span text:style-name="T18">png, jpg, gif</text:span></text:p>
      <text:p text:style-name="P16">103. ¿Para qué se utilizan los atributos width y height de la etiqueta &lt;img&gt;? ¿Por qué se hace uso en HTML de ellos y no en las CSS?</text:p>
      <text:p text:style-name="P16">- <text:span text:style-name="T18">Para cambiar el tamaño de la imagen</text:span></text:p>
      <text:p text:style-name="P16">- <text:span text:style-name="T18">Porque cada imagen puede tener un tamaño distinto</text:span></text:p>
      <text:p text:style-name="P16">- 104. Si sólo se establece la altura de una imagen, ¿qué anchura mostrará el navegador?</text:p>
      <text:p text:style-name="P16">- <text:span text:style-name="T18">La anchura </text:span><text:span text:style-name="T19">se calcula proporcionalmente y viceversa</text:span></text:p>
      <text:p text:style-name="P16">105. ¿Qué permite definir diferentes zonas "pinchables" dentro de una imagen? ¿Con qué etiqueta?</text:p>
      <text:p text:style-name="P16">- &lt;<text:span text:style-name="T19">area&gt;</text:span></text:p>
      <text:p text:style-name="P16">106. ¿Cómo se pueden definir en una imagen las zonas o regiones?</text:p>
      <text:p text:style-name="P16">- <text:span text:style-name="T19">default: toda la imagen</text:span></text:p>
      <text:p text:style-name="P16">- <text:span text:style-name="T19">rect: zonas rectangulares</text:span></text:p>
      <text:p text:style-name="P16">- <text:span text:style-name="T19">circle: circulos</text:span></text:p>
      <text:p text:style-name="P16">- <text:span text:style-name="T19">poly:poligonos</text:span></text:p>
      <text:p text:style-name="P16">107. ¿Qué etiqueta permite "embeber" o incluir en las páginas HTML cualquier tipo de contenido complejo?</text:p>
      <text:p text:style-name="P16">- &lt;<text:span text:style-name="T19">object&gt;</text:span></text:p>
      <text:p text:style-name="P16">108. ¿Es recomendable el uso de la etiqueta embed? ¿es su uso válido desde el punto de vista del estándar de XHTML? ¿qué otra etiqueta podemos usar en su lugar?</text:p>
      <text:p text:style-name="P16">- <text:span text:style-name="T20">No</text:span></text:p>
      <text:p text:style-name="P16">- <text:span text:style-name="T20">No</text:span></text:p>
      <text:p text:style-name="P16"><text:soft-page-break/>-&lt;<text:span text:style-name="T20">object&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Bahnschrift" svg:font-family="Bahnschrif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Bahnschrift" officeooo:rsid="00074f3d" officeooo:paragraph-rsid="00074f3d"/>
    </style:style>
    <style:page-layout style:name="Mpm1">
      <style:page-layout-properties fo:page-width="21.001cm" fo:page-height="29.7cm" style:num-format="1" style:print-orientation="portrait" fo:margin-top="2cm" fo:margin-bottom="2cm" fo:margin-left="2cm" fo:margin-right="2cm" fo:border-top="0.26pt solid #000000" fo:border-bottom="0.26pt solid #000000" fo:border-left="none" fo:border-right="none" fo:padding="0.1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Arón Fernández Mariño</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26T16:50:51.909000000</dc:date>
    <meta:editing-duration>PT53M55S</meta:editing-duration>
    <meta:editing-cycles>12</meta:editing-cycles>
    <meta:generator>LibreOffice/7.1.4.2$Windows_X86_64 LibreOffice_project/a529a4fab45b75fefc5b6226684193eb000654f6</meta:generator>
    <meta:document-statistic meta:table-count="0" meta:image-count="0" meta:object-count="0" meta:page-count="11" meta:paragraph-count="252" meta:word-count="2356" meta:character-count="13882" meta:non-whitespace-character-count="11760"/>
  </office:meta>
</office:document-meta>
</file>